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am open to consultant roles remotely or not, and to work as a support (in all levels) to the following modules:</text:p>
      <text:p text:style-name="Standard">Financials, procurement, costing, and inventory on Oracle on-premises. I have a deep knowledge of Brazilian statutory requirements and Brazilian localizations.</text:p>
      <text:p text:style-name="Standard">I am flexible to work in a specific task, or by an agreed number of hours. </text:p>
      <text:p text:style-name="Standard">I am skilled to perform setup on inbound and outbound transactions involving all tax scenarios in Brazil, meaning configuring Integrated Receiving to handle inbound taxes or AR/Billing, using LTE (Latin Tax Engine) to configure outbound tax transactions. </text:p>
      <text:p text:style-name="Standard">I am an expert on the integration with Oracle tax partners (Synchro and Mastersaf), and Oracle importation partners (Softway and New Soft).</text:p>
      <text:p text:style-name="Standard">I have a high skilled team of developers to handle any customization.</text:p>
      <text:p text:style-name="Standard">I can be reached by mobile (Whatsapp) +55 21 988541009, LinkedIn or email gustavopscoutinho@g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宋体" style:font-size-asian="10pt" style:language-asian="zh" style:country-asian="CN" style:font-name-complex="F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Calibri" fo:font-size="10pt" fo:language="en" fo:country="US" style:letter-kerning="false" style:font-name-asian="宋体" style:font-size-asian="10pt" style:language-asian="zh" style:country-asian="CN" style:font-name-complex="F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F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9:13:00</meta:creation-date>
    <meta:initial-creator>gustavo</meta:initial-creator>
    <dc:creator>gustavo</dc:creator>
    <dc:date>2020-04-22T22:49:29</dc:date>
    <meta:editing-cycles>1</meta:editing-cycles>
    <meta:editing-duration>PT27M</meta:editing-duration>
    <meta:generator>LibreOffice/6.0.7.3$Linux_X86_64 LibreOffice_project/00m0$Build-3</meta:generator>
    <meta:document-statistic meta:table-count="0" meta:image-count="0" meta:object-count="0" meta:page-count="1" meta:paragraph-count="7" meta:word-count="143" meta:character-count="911" meta:non-whitespace-character-count="773"/>
    <meta:user-defined meta:name="DocSecurity" meta:value-type="float">0</meta:user-defined>
    <meta:user-defined meta:name="KSOProductBuildVer">1033-11.1.0.9505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